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ArgumentResolverComposite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Composite.resolveArgument( MethodParameter parameter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ethodArgumentResolverComposi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rgumentResolverComposite.ge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Composite.addResolvers( @ Nullable List &lt; ? extends HandlerMethodArgumentResolver &gt;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.getArgumentResolv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MethodArgumentResolverComposite.addResolvers( @ Nullable HandlerMethodArgumentResolver ...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.addResolver( HandlerMethodArgume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